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364.34pt"/>
    </style:style>
    <style:style style:name="co10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23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color="#ce181e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text-overline-style="none" style:text-overline-color="font-color" fo:font-size="10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ff0000"/>
    </style:style>
    <style:style style:name="T4" style:family="text">
      <style:text-properties style:font-name="Liberation Sans" style:text-overline-style="none" style:text-overline-color="font-color" fo:font-size="10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ff0000" fo:font-style="italic"/>
    </style:style>
    <style:style style:name="T5" style:family="text">
      <style:text-properties style:font-name="Liberation Sans" style:text-overline-style="none" style:text-overline-color="font-color" fo:font-size="10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fo:color="#ff0000" fo:font-style="normal"/>
    </style:style>
    <style:style style:name="T6" style:family="text">
      <style:text-properties style:font-name="Liberation Sans" style:text-overline-style="none" style:text-overline-color="font-color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fo:font-style="normal" fo:font-weight="normal" style:font-weight-asian="normal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 office:value-type="string" calcext:value-type="string">
            <text:p>Comparison to Ubuntu v0.43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11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12" office:value-type="string" calcext:value-type="string">
            <text:p>IN PROGRESS</text:p>
          </table:table-cell>
          <table:table-cell table:number-columns-repeated="2"/>
          <table:table-cell table:style-name="ce12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table:style-name="ce13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table:style-name="ce13" office:value-type="string" calcext:value-type="string">
            <text:p>DONE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13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14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before this point and use it exclusively hereafter. </text:span></text:p>
            <text:p><text:span text:style-name="T3">Installed into final location </text:span><text:span text:style-name="T4">us</text:span><text:span text:style-name="T5">r/local/lib/mailinabox/env/. I</text:span><text:span text:style-name="T6">n Ubuntu email_validator is installed first in the system python then later in venv, here  we create the venv immediately and then use it exclusively hereafter.</text:span></text:p>
          </table:table-cell>
          <table:table-cell office:value-type="string" calcext:value-type="string">
            <text:p>dialog</text:p>
            <text:p>python3</text:p>
            <text:p>pip3</text:p>
            <text:p>email_validator </text:p>
          </table:table-cell>
          <table:table-cell table:style-name="ce13" office:value-type="string" calcext:value-type="string">
            <text:p>DONE</text:p>
          </table:table-cell>
          <table:table-cell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12" office:value-type="string" calcext:value-type="string">
            <text:p>IN PROGRESS</text:p>
          </table:table-cell>
          <table:table-cell office:value-type="string" calcext:value-type="string">
            <text:p>not tested on home network, need to test on real VPS</text:p>
          </table:table-cell>
          <table:table-cell office:value-type="string" calcext:value-type="string">
            <text:p>bind-utils</text:p>
            <text:p>nmap-ncat</text:p>
          </table:table-cell>
          <table:table-cell table:style-name="ce13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13" office:value-type="string" calcext:value-type="string">
            <text:p>DONE</text:p>
          </table:table-cell>
          <table:table-cell table:style-name="ce7"/>
          <table:table-cell/>
          <table:table-cell table:style-name="ce13" office:value-type="string" calcext:value-type="string">
            <text:p>DONE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3" office:value-type="string" calcext:value-type="string">
            <text:p>DONE</text:p>
          </table:table-cell>
          <table:table-cell table:style-name="ce18" office:value-type="string" calcext:value-type="string">
            <text:p>NOT able to test timezone in Vagrant</text:p>
          </table:table-cell>
          <table:table-cell/>
          <table:table-cell table:style-name="ce13" office:value-type="string" calcext:value-type="string">
            <text:p>DONE</text:p>
          </table:table-cell>
          <table:table-cell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7">??</text:span> (initially auto configured by Network Manager)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12" office:value-type="string" calcext:value-type="string">
            <text:p>IN PROGRESS</text:p>
          </table:table-cell>
          <table:table-cell table:number-columns-repeated="2"/>
          <table:table-cell table:style-name="ce13" office:value-type="string" calcext:value-type="string">
            <text:p>DONE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12" office:value-type="string" calcext:value-type="string">
            <text:p>IN PROGRESS</text:p>
          </table:table-cell>
          <table:table-cell table:style-name="ce8"/>
          <table:table-cell table:number-columns-repeated="3"/>
        </table:table-row>
        <table:table-row table:style-name="ro6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style-name="ce12" office:value-type="string" calcext:value-type="string">
            <text:p>IN PROGRESS</text:p>
          </table:table-cell>
          <table:table-cell office:value-type="string" calcext:value-type="string">
            <text:p>See systemctl status postfix</text:p>
            <text:p>Unused parameter: smtp_dns_support_level=dnssec</text:p>
            <text:p>This was introduced in v2.11, CentOS on v2.10!!!</text:p>
            <text:p>For DANE TLS authentication in postfix see <text:a xlink:href="http://www.postfix.org/TLS_README.html" xlink:type="simple">http://www.postfix.org/TLS_README.html</text:a></text:p>
            <text:p>Installed v3.2 from IUS repositories</text:p>
            <text:p>Fail2ban is also uninstalled…..another reason to move it to the end</text:p>
          </table:table-cell>
          <table:table-cell table:style-name="ce23"/>
          <table:table-cell table:number-columns-repeated="2"/>
        </table:table-row>
        <table:table-row table:style-name="ro2">
          <table:table-cell office:value-type="string" calcext:value-type="string">
            <text:p>tools</text:p>
          </table:table-cell>
          <table:table-cell office:value-type="string" calcext:value-type="string">
            <text:p>editconf.py</text:p>
          </table:table-cell>
          <table:table-cell office:value-type="string" calcext:value-type="string">
            <text:p>Edit config files but must use python3 from our virtual environment</text:p>
          </table:table-cell>
          <table:table-cell table:style-name="ce12" office:value-type="string" calcext:value-type="string">
            <text:p>IN PROGRESS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install and configure dovecot</text:p>
          </table:table-cell>
          <table:table-cell table:style-name="ce12"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users.sh</text:p>
          </table:table-cell>
          <table:table-cell office:value-type="string" calcext:value-type="string">
            <text:p>create user databases, and configure dovecot and postfix to use them</text:p>
          </table:table-cell>
          <table:table-cell table:style-name="ce12"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kim.sh</text:p>
          </table:table-cell>
          <table:table-cell office:value-type="string" calcext:value-type="string">
            <text:p>insall dkim and dmarc, set up ports to listen locally</text:p>
          </table:table-cell>
          <table:table-cell table:style-name="ce12" office:value-type="string" calcext:value-type="string">
            <text:p>IN PROGRE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install spam filter </text:p>
          </table:table-cell>
          <table:table-cell/>
          <table:table-cell office:value-type="string" calcext:value-type="string">
            <text:p>NOTE: version of pyzor on CentOS is very old</text:p>
            <text:p><text:span text:style-name="T8">NEED A FIX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12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7">
          <table:table-cell table:number-columns-repeated="5"/>
          <table:table-cell table:style-name="ce25" office:value-type="string" calcext:value-type="string">
            <text:p>Do all service starts really need to be restarts so that on an upgrade to existing system the service is really started…...assuming that a start will do nothing if a service is already running.</text:p>
          </table:table-cell>
          <table:table-cell table:number-columns-repeated="2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uture Ide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Need a test to see if etc/resolv.conf gets replaced or modified by cloud vendor.</text:p>
          </table:table-cell>
          <table:table-cell table:number-columns-repeated="2"/>
          <table:table-cell office:value-type="string" calcext:value-type="string">
            <text:p>SELinux</text:p>
          </table:table-cell>
        </table:table-row>
        <table:table-row table:style-name="ro3">
          <table:table-cell office:value-type="string" calcext:value-type="string">
            <text:p>setup 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7">change to this ? </text:span><text:span text:style-name="T9">See </text:span><text:span text:style-name="T9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table:number-columns-repeated="2"/>
          <table:table-cell office:value-type="string" calcext:value-type="string">
            <text:p>every file we created we need to reset with restore -F -r filename</text:p>
          </table:table-cell>
        </table:table-row>
        <table:table-row table:style-name="ro5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table:style-name="Default" office:value-type="string" calcext:value-type="string">
            <text:p>Can use this to create a check on all open firewall ports</text:p>
            <text:p>firewall-cmd –service=dns –get-ports –permanent</text:p>
            <text:p>Have a system check that only the “approved” ports are open and no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why is first valid user id = 0??? Ubuntu default = 500, CentOS default = 1000, comments in <text:span text:style-name="T10">etc</text:span>/dovecot/conf.d/10-mail.conf even say setting to 0 is use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office:value-type="string" calcext:value-type="string">
            <text:p>When there is only one sw package to be updated, the grammar is incorrect!!!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How to know if a reboot is required? Show this in system checks</text:p>
            <text:p><text:a xlink:href="https://serverfault.com/questions/122178/how-can-i-check-from-the-command-line-if-a-reboot-is-required-on-rhel-or-centos" xlink:type="simple">https://serverfault.com/questions/122178/how-can-i-check-from-the-command-line-if-a-reboot-is-required-on-rhel-or-cento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Update to Pyzor to v1.0 (from 2014), CentOS has v0.5 from 200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nin</text:p>
          </table:table-cell>
          <table:table-cell office:value-type="string" calcext:value-type="string">
            <text:p>add spam collection filter like <text:a xlink:href="https://discourse.mailinabox.email/t/one-week-of-spam-with-munin-and-miab/4504" xlink:type="simple">https://discourse.mailinabox.email/t/one-week-of-spam-with-munin-and-miab/450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office:value-type="string" calcext:value-type="string">
            <text:p>There are %d software packages that can be updated." FIX THE GRAMMAR!</text:p>
          </table:table-cell>
          <table:table-cell table:style-name="ce10"/>
          <table:table-cell table:style-name="ce1"/>
          <table:table-cell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13:09:34.310859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10-17T18:24:40.529583018</dc:date>
    <meta:editing-duration>P14DT7H46M3S</meta:editing-duration>
    <meta:editing-cycles>49</meta:editing-cycles>
    <meta:generator>LibreOffice/6.2.7.1$Linux_X86_64 LibreOffice_project/20$Build-1</meta:generator>
    <meta:document-statistic meta:table-count="2" meta:cell-count="149" meta:object-count="0"/>
  </office:meta>
</office:document-meta>
</file>